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6cm" fo:min-width="1.251cm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1.25cm"/>
    </style:style>
    <style:style style:name="gr3" style:family="graphic" style:parent-style-name="standard">
      <style:graphic-properties svg:stroke-color="#cccccc" svg:stroke-opacity="50%" draw:fill="solid" draw:fill-color="#666666" draw:textarea-horizontal-align="justify" draw:textarea-vertical-align="middle" draw:auto-grow-height="false" fo:min-height="0.25cm" fo:min-width="0.902cm"/>
    </style:style>
    <style:style style:name="gr4" style:family="graphic" style:parent-style-name="standard">
      <style:graphic-properties svg:stroke-color="#cccccc" svg:stroke-opacity="50%" draw:fill="solid" draw:fill-color="#666666" draw:textarea-horizontal-align="justify" draw:textarea-vertical-align="middle" draw:auto-grow-height="false" fo:min-height="0.25cm" fo:min-width="0.702cm"/>
    </style:style>
    <style:style style:name="gr5" style:family="graphic" style:parent-style-name="standard">
      <style:graphic-properties svg:stroke-color="#cccccc" svg:stroke-opacity="50%" draw:fill="solid" draw:fill-color="#666666" draw:textarea-horizontal-align="justify" draw:textarea-vertical-align="middle" draw:auto-grow-height="false" fo:min-height="0.25cm" fo:min-width="0.657cm"/>
    </style:style>
    <style:style style:name="gr6" style:family="graphic" style:parent-style-name="standard">
      <style:graphic-properties svg:stroke-color="#cccccc" svg:stroke-opacity="50%" draw:fill="solid" draw:fill-color="#666666" draw:textarea-horizontal-align="justify" draw:textarea-vertical-align="middle" draw:auto-grow-height="false" fo:min-height="0.952cm" fo:min-width="0cm"/>
    </style:style>
    <style:style style:name="co1" style:family="table-column">
      <style:table-column-properties style:column-width="4.494cm" style:use-optimal-column-width="false"/>
    </style:style>
    <style:style style:name="co2" style:family="table-column">
      <style:table-column-properties style:column-width="4.522cm" style:use-optimal-column-width="false"/>
    </style:style>
    <style:style style:name="ro1" style:family="table-row">
      <style:table-row-properties style:row-height="4.186cm" style:use-optimal-row-height="false"/>
    </style:style>
    <style:style style:name="ro2" style:family="table-row">
      <style:table-row-properties style:row-height="4.19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6666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2.497cm" svg:height="16.749cm" svg:x="3.646cm" svg:y="1.3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1">black </text:span><text:span text:style-name="T1">smith</text:span></text:p>
              </table:table-cell>
              <table:table-cell>
                <text:p text:style-name="P1"><text:span text:style-name="T1">fields</text:span></text:p>
              </table:table-cell>
              <table:table-cell>
                <text:p text:style-name="P1"><text:span text:style-name="T1">grain </text:span><text:span text:style-name="T1">storag</text:span><text:span text:style-name="T1">e</text:span></text:p>
              </table:table-cell>
              <table:table-cell table:style-name="ce1"/>
            </table:table-row>
            <table:table-row table:style-name="ro1" table:default-cell-style-name="ce2">
              <table:table-cell table:style-name="ce1"/>
              <table:table-cell>
                <text:p text:style-name="P1"><text:span text:style-name="T1">village </text:span><text:span text:style-name="T1">well</text:span></text:p>
              </table:table-cell>
              <table:table-cell>
                <text:p text:style-name="P1"><text:span text:style-name="T1">farm </text:span><text:span text:style-name="T1">house</text:span></text:p>
              </table:table-cell>
              <table:table-cell>
                <text:p text:style-name="P1"><text:span text:style-name="T1">the </text:span><text:span text:style-name="T1">stable</text:span><text:span text:style-name="T1">s</text:span></text:p>
              </table:table-cell>
              <table:table-cell table:style-name="ce1"/>
            </table:table-row>
            <table:table-row table:style-name="ro1" table:default-cell-style-name="ce2">
              <table:table-cell table:style-name="ce1">
                <text:p text:style-name="P2">iris town</text:p>
              </table:table-cell>
              <table:table-cell>
                <text:p text:style-name="P1"><text:span text:style-name="T1">town </text:span><text:span text:style-name="T1">road</text:span></text:p>
              </table:table-cell>
              <table:table-cell>
                <text:p text:style-name="P1"><text:span text:style-name="T1">hayst</text:span><text:span text:style-name="T1">ack</text:span></text:p>
              </table:table-cell>
              <table:table-cell>
                <text:p text:style-name="P1"><text:span text:style-name="T1">barn</text:span></text:p>
              </table:table-cell>
              <table:table-cell>
                <text:p text:style-name="P1"><text:span text:style-name="T1">dark </text:span><text:span text:style-name="T1">forest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 text:style-name="P1"><text:span text:style-name="T1">anima</text:span><text:span text:style-name="T1">l pens</text:span></text:p>
              </table:table-cell>
              <table:table-cell>
                <text:p text:style-name="P1"><text:span text:style-name="T1">farm </text:span><text:span text:style-name="T1">well</text:span></text:p>
              </table:table-cell>
              <table:table-cell>
                <text:p text:style-name="P1"><text:span text:style-name="T1">bonny </text:span><text:span text:style-name="T1">strea</text:span><text:span text:style-name="T1">m</text:span></text:p>
              </table:table-cell>
              <table:table-cell table:style-name="ce1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2cm" svg:height="1.25cm" svg:x="2.5cm" svg:y="11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cm" svg:height="1.5cm" svg:x="25.7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75cm" svg:height="1cm" svg:x="7.25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75cm" svg:height="1cm" svg:x="11.75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75cm" svg:height="1cm" svg:x="16.25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75cm" svg:height="1cm" svg:x="20.75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75cm" svg:height="1cm" svg:x="11.75cm" svg:y="1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1.5cm" svg:height="1cm" svg:x="16.25cm" svg:y="1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75cm" svg:height="1cm" svg:x="11.805cm" svg:y="7.2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75cm" svg:height="1cm" svg:x="16.305cm" svg:y="7.24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75cm" svg:height="1cm" svg:x="12.057cm" svg:y="2.9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1.443cm" svg:height="1cm" svg:x="16.307cm" svg:y="2.9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1cm" svg:height="1.5cm" svg:x="10.305cm" svg:y="8.9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1cm" svg:height="1.5cm" svg:x="14.556cm" svg:y="8.9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1cm" svg:height="1.5cm" svg:x="19.055cm" svg:y="8.9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1cm" svg:height="1.5cm" svg:x="10.307cm" svg:y="4.74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1cm" svg:height="1.5cm" svg:x="14.807cm" svg:y="4.7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1cm" svg:height="1.5cm" svg:x="18.807cm" svg:y="4.74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1cm" svg:height="1.5cm" svg:x="10.306cm" svg:y="13.4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1cm" svg:height="1.5cm" svg:x="14.556cm" svg:y="13.4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1cm" svg:height="1.5cm" svg:x="19.307cm" svg:y="13.4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rst JENS</meta:initial-creator>
    <meta:creation-date>2023-03-27T16:47:34.218893972</meta:creation-date>
    <dc:date>2023-03-27T17:21:32.062213811</dc:date>
    <dc:creator>Horst JENS</dc:creator>
    <meta:editing-duration>PT23M6S</meta:editing-duration>
    <meta:editing-cycles>4</meta:editing-cycles>
    <meta:generator>LibreOffice/7.4.4.2$Linux_X86_64 LibreOffice_project/40$Build-2</meta:generator>
    <meta:document-statistic meta:object-count="22"/>
  </office:meta>
</office:document-meta>
</file>